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25-03-0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24-01-1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22-12-2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21-12-1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21-01-2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20-01-2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19-02-0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17-12-1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17-01-1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16-01-0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14-12-0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14-01-2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13-02-05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0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0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07-01-11 0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0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05-01-15 0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0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0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200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9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9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9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9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3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3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2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2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1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0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0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0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0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0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0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8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9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8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8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8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7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7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3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3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3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2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1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1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7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28095065101</text:p>
          </table:table-cell>
          <table:table-cell office:value-type="string" calcext:value-type="string">
            <text:p>LJ-65-16-109</text:p>
          </table:table-cell>
          <table:table-cell office:value-type="string" calcext:value-type="string">
            <text:p>196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2" meta:object-count="0"/>
    <meta:user-defined meta:name="AppVersion">3.0</meta:user-defined>
  </office:meta>
</office:document-meta>
</file>